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he mother fox lay in the den. Four tiny fox kits snuggled close to her. They had their eyes open but they would not be ready to eat meat for a few weeks. The father was out hunting for food while the mother lay with the kits. Waiting.</text:p>
      <text:p text:style-name="Standard"><text:tab/>Then the mother's ears pricked. She had heard something. Her ears strained to pick up the faint sound.</text:p>
      <text:p text:style-name="Standard"><text:tab/>Huge paws trampled through the snow. The sounds of a large animal breathing were clear in the mothers ears. What ever it was, it wasn't friendly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2-10-12T08:57:25.35</meta:creation-date>
    <dc:date>2012-11-01T19:25:02.54</dc:date>
    <dc:creator>Isadora White</dc:creator>
    <meta:editing-duration>P3DT2H40M4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92" meta:character-count="485"/>
  </office:meta>
</office:document-meta>
</file>